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681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 style:data-style-name="N2"/>
    <style:style style:name="ce4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2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elativeData" table:style-name="ta1" table:print="false">
        <table:table-column table:style-name="co1" table:number-columns-repeated="1024" table:default-cell-style-name="ce3"/>
        <table:table-row table:style-name="ro1">
          <table:table-cell table:style-name="ce1"/>
          <table:table-cell table:style-name="ce5" office:value-type="string">
            <text:p>pd</text:p>
          </table:table-cell>
          <table:table-cell table:style-name="ce5" office:value-type="string">
            <text:p>pf</text:p>
          </table:table-cell>
          <table:table-cell table:style-name="ce5" office:value-type="string">
            <text:p>acc</text:p>
          </table:table-cell>
          <table:table-cell table:style-name="ce5" office:value-type="string">
            <text:p>prec</text:p>
          </table:table-cell>
          <table:table-cell table:number-columns-repeated="1019"/>
        </table:table-row>
        <table:table-row table:style-name="ro2">
          <table:table-cell table:style-name="ce2" office:value-type="float" office:value="0">
            <text:p>0.00</text:p>
          </table:table-cell>
          <table:table-cell table:formula="of:=[Data.B2]/[Data.B$9]" office:value-type="float" office:value="0.10188679245283">
            <text:p>0.10</text:p>
          </table:table-cell>
          <table:table-cell table:formula="of:=[Data.C2]/[Data.C$9]" office:value-type="float" office:value="0.0927152317880795">
            <text:p>0.09</text:p>
          </table:table-cell>
          <table:table-cell table:formula="of:=[Data.D2]/[Data.D$9]" office:value-type="float" office:value="0.0943708609271523">
            <text:p>0.09</text:p>
          </table:table-cell>
          <table:table-cell table:formula="of:=[Data.E2]/[Data.E$9]" office:value-type="float" office:value="0.0678466076696165">
            <text:p>0.07</text:p>
          </table:table-cell>
          <table:table-cell table:number-columns-repeated="1019"/>
        </table:table-row>
        <table:table-row table:style-name="ro2">
          <table:table-cell table:style-name="ce2" office:value-type="float" office:value="0.01">
            <text:p>0.01</text:p>
          </table:table-cell>
          <table:table-cell table:formula="of:=[Data.B3]/[Data.B$9]" office:value-type="float" office:value="0.10188679245283">
            <text:p>0.10</text:p>
          </table:table-cell>
          <table:table-cell table:formula="of:=[Data.C3]/[Data.C$9]" office:value-type="float" office:value="0.0794701986754967">
            <text:p>0.08</text:p>
          </table:table-cell>
          <table:table-cell table:formula="of:=[Data.D3]/[Data.D$9]" office:value-type="float" office:value="0.105960264900662">
            <text:p>0.11</text:p>
          </table:table-cell>
          <table:table-cell table:formula="of:=[Data.E3]/[Data.E$9]" office:value-type="float" office:value="0.0973451327433628">
            <text:p>0.10</text:p>
          </table:table-cell>
          <table:table-cell table:number-columns-repeated="1019"/>
        </table:table-row>
        <table:table-row table:style-name="ro2">
          <table:table-cell table:style-name="ce2" office:value-type="float" office:value="0.05">
            <text:p>0.05</text:p>
          </table:table-cell>
          <table:table-cell table:formula="of:=[Data.B4]/[Data.B$9]" office:value-type="float" office:value="0.128301886792453">
            <text:p>0.13</text:p>
          </table:table-cell>
          <table:table-cell table:formula="of:=[Data.C4]/[Data.C$9]" office:value-type="float" office:value="0.0662251655629139">
            <text:p>0.07</text:p>
          </table:table-cell>
          <table:table-cell table:formula="of:=[Data.D4]/[Data.D$9]" office:value-type="float" office:value="0.117549668874172">
            <text:p>0.12</text:p>
          </table:table-cell>
          <table:table-cell table:formula="of:=[Data.E4]/[Data.E$9]" office:value-type="float" office:value="0.0943952802359882">
            <text:p>0.09</text:p>
          </table:table-cell>
          <table:table-cell table:number-columns-repeated="1019"/>
        </table:table-row>
        <table:table-row table:style-name="ro2">
          <table:table-cell table:style-name="ce2" office:value-type="float" office:value="0.1">
            <text:p>0.10</text:p>
          </table:table-cell>
          <table:table-cell table:formula="of:=[Data.B5]/[Data.B$9]" office:value-type="float" office:value="0.132075471698113">
            <text:p>0.13</text:p>
          </table:table-cell>
          <table:table-cell table:formula="of:=[Data.C5]/[Data.C$9]" office:value-type="float" office:value="0.119205298013245">
            <text:p>0.12</text:p>
          </table:table-cell>
          <table:table-cell table:formula="of:=[Data.D5]/[Data.D$9]" office:value-type="float" office:value="0.125827814569536">
            <text:p>0.13</text:p>
          </table:table-cell>
          <table:table-cell table:formula="of:=[Data.E5]/[Data.E$9]" office:value-type="float" office:value="0.117994100294985">
            <text:p>0.12</text:p>
          </table:table-cell>
          <table:table-cell table:number-columns-repeated="1019"/>
        </table:table-row>
        <table:table-row table:style-name="ro2">
          <table:table-cell table:style-name="ce2" office:value-type="float" office:value="0.15">
            <text:p>0.15</text:p>
          </table:table-cell>
          <table:table-cell table:formula="of:=[Data.B6]/[Data.B$9]" office:value-type="float" office:value="0.158490566037736">
            <text:p>0.16</text:p>
          </table:table-cell>
          <table:table-cell table:formula="of:=[Data.C6]/[Data.C$9]" office:value-type="float" office:value="0.119205298013245">
            <text:p>0.12</text:p>
          </table:table-cell>
          <table:table-cell table:formula="of:=[Data.D6]/[Data.D$9]" office:value-type="float" office:value="0.150662251655629">
            <text:p>0.15</text:p>
          </table:table-cell>
          <table:table-cell table:formula="of:=[Data.E6]/[Data.E$9]" office:value-type="float" office:value="0.171091445427729">
            <text:p>0.17</text:p>
          </table:table-cell>
          <table:table-cell table:number-columns-repeated="1019"/>
        </table:table-row>
        <table:table-row table:style-name="ro2">
          <table:table-cell table:style-name="ce2" office:value-type="float" office:value="0.2">
            <text:p>0.20</text:p>
          </table:table-cell>
          <table:table-cell table:formula="of:=[Data.B7]/[Data.B$9]" office:value-type="float" office:value="0.19622641509434">
            <text:p>0.20</text:p>
          </table:table-cell>
          <table:table-cell table:formula="of:=[Data.C7]/[Data.C$9]" office:value-type="float" office:value="0.211920529801324">
            <text:p>0.21</text:p>
          </table:table-cell>
          <table:table-cell table:formula="of:=[Data.D7]/[Data.D$9]" office:value-type="float" office:value="0.198675496688742">
            <text:p>0.20</text:p>
          </table:table-cell>
          <table:table-cell table:formula="of:=[Data.E7]/[Data.E$9]" office:value-type="float" office:value="0.206489675516224">
            <text:p>0.21</text:p>
          </table:table-cell>
          <table:table-cell table:number-columns-repeated="1019"/>
        </table:table-row>
        <table:table-row table:style-name="ro3">
          <table:table-cell table:style-name="ce1" office:value-type="float" office:value="0.25">
            <text:p>0.25</text:p>
          </table:table-cell>
          <table:table-cell table:formula="of:=[Data.B8]/[Data.B$9]" office:value-type="float" office:value="0.181132075471698">
            <text:p>0.18</text:p>
          </table:table-cell>
          <table:table-cell table:formula="of:=[Data.C8]/[Data.C$9]" office:value-type="float" office:value="0.311258278145695">
            <text:p>0.31</text:p>
          </table:table-cell>
          <table:table-cell table:formula="of:=[Data.D8]/[Data.D$9]" office:value-type="float" office:value="0.206953642384106">
            <text:p>0.21</text:p>
          </table:table-cell>
          <table:table-cell table:formula="of:=[Data.E8]/[Data.E$9]" office:value-type="float" office:value="0.244837758112094">
            <text:p>0.24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1">
          <table:table-cell table:style-name="ce1"/>
          <table:table-cell table:style-name="ce5" office:value-type="string">
            <text:p>pd</text:p>
          </table:table-cell>
          <table:table-cell table:style-name="ce5" office:value-type="string">
            <text:p>pf</text:p>
          </table:table-cell>
          <table:table-cell table:style-name="ce5" office:value-type="string">
            <text:p>acc</text:p>
          </table:table-cell>
          <table:table-cell table:style-name="ce5" office:value-type="string">
            <text:p>prec</text:p>
          </table:table-cell>
          <table:table-cell table:number-columns-repeated="1019"/>
        </table:table-row>
        <table:table-row table:style-name="ro3">
          <table:table-cell table:style-name="ce4" office:value-type="float" office:value="5">
            <text:p>5</text:p>
          </table:table-cell>
          <table:table-cell table:formula="of:=[Data.B12]/[Data.B$17]" office:value-type="float" office:value="0.215094339622641">
            <text:p>0.22</text:p>
          </table:table-cell>
          <table:table-cell table:formula="of:=[Data.C12]/[Data.C$17]" office:value-type="float" office:value="0.337748344370861">
            <text:p>0.34</text:p>
          </table:table-cell>
          <table:table-cell table:formula="of:=[Data.D12]/[Data.D$17]" office:value-type="float" office:value="0.223509933774834">
            <text:p>0.22</text:p>
          </table:table-cell>
          <table:table-cell table:formula="of:=[Data.E12]/[Data.E$17]" office:value-type="float" office:value="0.253687315634218">
            <text:p>0.25</text:p>
          </table:table-cell>
          <table:table-cell table:number-columns-repeated="1019"/>
        </table:table-row>
        <table:table-row table:style-name="ro3">
          <table:table-cell table:style-name="ce4" office:value-type="float" office:value="7">
            <text:p>7</text:p>
          </table:table-cell>
          <table:table-cell table:formula="of:=[Data.B13]/[Data.B$17]" office:value-type="float" office:value="0.2">
            <text:p>0.20</text:p>
          </table:table-cell>
          <table:table-cell table:formula="of:=[Data.C13]/[Data.C$17]" office:value-type="float" office:value="0.19205298013245">
            <text:p>0.19</text:p>
          </table:table-cell>
          <table:table-cell table:formula="of:=[Data.D13]/[Data.D$17]" office:value-type="float" office:value="0.213576158940397">
            <text:p>0.21</text:p>
          </table:table-cell>
          <table:table-cell table:formula="of:=[Data.E13]/[Data.E$17]" office:value-type="float" office:value="0.218289085545723">
            <text:p>0.22</text:p>
          </table:table-cell>
          <table:table-cell table:number-columns-repeated="1019"/>
        </table:table-row>
        <table:table-row table:style-name="ro3">
          <table:table-cell table:style-name="ce4" office:value-type="float" office:value="9">
            <text:p>9</text:p>
          </table:table-cell>
          <table:table-cell table:formula="of:=[Data.B14]/[Data.B$17]" office:value-type="float" office:value="0.184905660377358">
            <text:p>0.18</text:p>
          </table:table-cell>
          <table:table-cell table:formula="of:=[Data.C14]/[Data.C$17]" office:value-type="float" office:value="0.185430463576159">
            <text:p>0.19</text:p>
          </table:table-cell>
          <table:table-cell table:formula="of:=[Data.D14]/[Data.D$17]" office:value-type="float" office:value="0.167218543046358">
            <text:p>0.17</text:p>
          </table:table-cell>
          <table:table-cell table:formula="of:=[Data.E14]/[Data.E$17]" office:value-type="float" office:value="0.182890855457227">
            <text:p>0.18</text:p>
          </table:table-cell>
          <table:table-cell table:number-columns-repeated="1019"/>
        </table:table-row>
        <table:table-row table:style-name="ro3">
          <table:table-cell table:style-name="ce4" office:value-type="float" office:value="11">
            <text:p>11</text:p>
          </table:table-cell>
          <table:table-cell table:formula="of:=[Data.B15]/[Data.B$17]" office:value-type="float" office:value="0.205660377358491">
            <text:p>0.21</text:p>
          </table:table-cell>
          <table:table-cell table:formula="of:=[Data.C15]/[Data.C$17]" office:value-type="float" office:value="0.125827814569536">
            <text:p>0.13</text:p>
          </table:table-cell>
          <table:table-cell table:formula="of:=[Data.D15]/[Data.D$17]" office:value-type="float" office:value="0.190397350993377">
            <text:p>0.19</text:p>
          </table:table-cell>
          <table:table-cell table:formula="of:=[Data.E15]/[Data.E$17]" office:value-type="float" office:value="0.156342182890855">
            <text:p>0.16</text:p>
          </table:table-cell>
          <table:table-cell table:number-columns-repeated="1019"/>
        </table:table-row>
        <table:table-row table:style-name="ro3">
          <table:table-cell table:style-name="ce4" office:value-type="float" office:value="13">
            <text:p>13</text:p>
          </table:table-cell>
          <table:table-cell table:formula="of:=[Data.B16]/[Data.B$17]" office:value-type="float" office:value="0.194339622641509">
            <text:p>0.19</text:p>
          </table:table-cell>
          <table:table-cell table:formula="of:=[Data.C16]/[Data.C$17]" office:value-type="float" office:value="0.158940397350993">
            <text:p>0.16</text:p>
          </table:table-cell>
          <table:table-cell table:formula="of:=[Data.D16]/[Data.D$17]" office:value-type="float" office:value="0.205298013245033">
            <text:p>0.21</text:p>
          </table:table-cell>
          <table:table-cell table:formula="of:=[Data.E16]/[Data.E$17]" office:value-type="float" office:value="0.188790560471976">
            <text:p>0.19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1">
          <table:table-cell table:style-name="ce1"/>
          <table:table-cell table:style-name="ce5" office:value-type="string">
            <text:p>pd</text:p>
          </table:table-cell>
          <table:table-cell table:style-name="ce5" office:value-type="string">
            <text:p>pf</text:p>
          </table:table-cell>
          <table:table-cell table:style-name="ce5" office:value-type="string">
            <text:p>acc</text:p>
          </table:table-cell>
          <table:table-cell table:style-name="ce5" office:value-type="string">
            <text:p>prec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2-means</text:p>
          </table:table-cell>
          <table:table-cell table:formula="of:=[Data.B20]/[Data.B$28]" office:value-type="float" office:value="0.218867924528302">
            <text:p>0.22</text:p>
          </table:table-cell>
          <table:table-cell table:formula="of:=[Data.C20]/[Data.C$28]" office:value-type="float" office:value="0.218543046357616">
            <text:p>0.22</text:p>
          </table:table-cell>
          <table:table-cell table:formula="of:=[Data.D20]/[Data.D$28]" office:value-type="float" office:value="0.201986754966887">
            <text:p>0.20</text:p>
          </table:table-cell>
          <table:table-cell table:formula="of:=[Data.E20]/[Data.E$28]" office:value-type="float" office:value="0.176991150442478">
            <text:p>0.18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entropic</text:p>
          </table:table-cell>
          <table:table-cell table:formula="of:=[Data.B21]/[Data.B$28]" office:value-type="float" office:value="0.0566037735849057">
            <text:p>0.06</text:p>
          </table:table-cell>
          <table:table-cell table:formula="of:=[Data.C21]/[Data.C$28]" office:value-type="float" office:value="0.0198675496688742">
            <text:p>0.02</text:p>
          </table:table-cell>
          <table:table-cell table:formula="of:=[Data.D21]/[Data.D$28]" office:value-type="float" office:value="0.0463576158940397">
            <text:p>0.05</text:p>
          </table:table-cell>
          <table:table-cell table:formula="of:=[Data.E21]/[Data.E$28]" office:value-type="float" office:value="0.0324483775811209">
            <text:p>0.03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kd</text:p>
          </table:table-cell>
          <table:table-cell table:formula="of:=[Data.B22]/[Data.B$28]" office:value-type="float" office:value="0.184905660377358">
            <text:p>0.18</text:p>
          </table:table-cell>
          <table:table-cell table:formula="of:=[Data.C22]/[Data.C$28]" office:value-type="float" office:value="0.172185430463576">
            <text:p>0.17</text:p>
          </table:table-cell>
          <table:table-cell table:formula="of:=[Data.D22]/[Data.D$28]" office:value-type="float" office:value="0.20364238410596">
            <text:p>0.20</text:p>
          </table:table-cell>
          <table:table-cell table:formula="of:=[Data.E22]/[Data.E$28]" office:value-type="float" office:value="0.215339233038348">
            <text:p>0.22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pca</text:p>
          </table:table-cell>
          <table:table-cell table:formula="of:=[Data.B23]/[Data.B$28]" office:value-type="float" office:value="0.213207547169811">
            <text:p>0.21</text:p>
          </table:table-cell>
          <table:table-cell table:formula="of:=[Data.C23]/[Data.C$28]" office:value-type="float" office:value="0.324503311258278">
            <text:p>0.32</text:p>
          </table:table-cell>
          <table:table-cell table:formula="of:=[Data.D23]/[Data.D$28]" office:value-type="float" office:value="0.235099337748344">
            <text:p>0.24</text:p>
          </table:table-cell>
          <table:table-cell table:formula="of:=[Data.E23]/[Data.E$28]" office:value-type="float" office:value="0.215339233038348">
            <text:p>0.22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random</text:p>
          </table:table-cell>
          <table:table-cell table:formula="of:=[Data.B24]/[Data.B$28]" office:value-type="float" office:value="0.0471698113207547">
            <text:p>0.05</text:p>
          </table:table-cell>
          <table:table-cell table:formula="of:=[Data.C24]/[Data.C$28]" office:value-type="float" office:value="0.0264900662251656">
            <text:p>0.03</text:p>
          </table:table-cell>
          <table:table-cell table:formula="of:=[Data.D24]/[Data.D$28]" office:value-type="float" office:value="0.0562913907284768">
            <text:p>0.06</text:p>
          </table:table-cell>
          <table:table-cell table:formula="of:=[Data.E24]/[Data.E$28]" office:value-type="float" office:value="0.0589970501474926">
            <text:p>0.06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rp</text:p>
          </table:table-cell>
          <table:table-cell table:formula="of:=[Data.B25]/[Data.B$28]" office:value-type="float" office:value="0.181132075471698">
            <text:p>0.18</text:p>
          </table:table-cell>
          <table:table-cell table:formula="of:=[Data.C25]/[Data.C$28]" office:value-type="float" office:value="0.165562913907285">
            <text:p>0.17</text:p>
          </table:table-cell>
          <table:table-cell table:formula="of:=[Data.D25]/[Data.D$28]" office:value-type="float" office:value="0.160596026490066">
            <text:p>0.16</text:p>
          </table:table-cell>
          <table:table-cell table:formula="of:=[Data.E25]/[Data.E$28]" office:value-type="float" office:value="0.182890855457227">
            <text:p>0.18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spectral</text:p>
          </table:table-cell>
          <table:table-cell table:formula="of:=[Data.B26]/[Data.B$28]" office:value-type="float" office:value="0.0433962264150943">
            <text:p>0.04</text:p>
          </table:table-cell>
          <table:table-cell table:formula="of:=[Data.C26]/[Data.C$28]" office:value-type="float" office:value="0.0397350993377483">
            <text:p>0.04</text:p>
          </table:table-cell>
          <table:table-cell table:formula="of:=[Data.D26]/[Data.D$28]" office:value-type="float" office:value="0.0447019867549669">
            <text:p>0.04</text:p>
          </table:table-cell>
          <table:table-cell table:formula="of:=[Data.E26]/[Data.E$28]" office:value-type="float" office:value="0.0619469026548673">
            <text:p>0.06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where</text:p>
          </table:table-cell>
          <table:table-cell table:formula="of:=[Data.B27]/[Data.B$28]" office:value-type="float" office:value="0.0547169811320755">
            <text:p>0.05</text:p>
          </table:table-cell>
          <table:table-cell table:formula="of:=[Data.C27]/[Data.C$28]" office:value-type="float" office:value="0.033112582781457">
            <text:p>0.03</text:p>
          </table:table-cell>
          <table:table-cell table:formula="of:=[Data.D27]/[Data.D$28]" office:value-type="float" office:value="0.0513245033112583">
            <text:p>0.05</text:p>
          </table:table-cell>
          <table:table-cell table:formula="of:=[Data.E27]/[Data.E$28]" office:value-type="float" office:value="0.056047197640118">
            <text:p>0.06</text:p>
          </table:table-cell>
          <table:table-cell table:number-columns-repeated="1019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ata" table:style-name="ta1" table:print="false">
        <table:table-column table:style-name="co2" table:default-cell-style-name="ce6"/>
        <table:table-column table:style-name="co1" table:number-columns-repeated="11" table:default-cell-style-name="Default"/>
        <table:table-row table:style-name="ro1">
          <table:table-cell/>
          <table:table-cell table:style-name="ce8" office:value-type="string">
            <text:p>pd</text:p>
          </table:table-cell>
          <table:table-cell table:style-name="ce8" office:value-type="string">
            <text:p>pf</text:p>
          </table:table-cell>
          <table:table-cell table:style-name="ce8" office:value-type="string">
            <text:p>acc</text:p>
          </table:table-cell>
          <table:table-cell table:style-name="ce8" office:value-type="string">
            <text:p>prec</text:p>
          </table:table-cell>
          <table:table-cell table:style-name="ce8"/>
          <table:table-cell table:number-columns-repeated="5"/>
          <table:table-cell table:style-name="ce8" office:value-type="string">
            <text:p>pf</text:p>
          </table:table-cell>
        </table:table-row>
        <table:table-row table:style-name="ro2">
          <table:table-cell table:style-name="ce7"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14">
            <text:p>14</text:p>
          </table:table-cell>
          <table:table-cell office:value-type="float" office:value="57">
            <text:p>57</text:p>
          </table:table-cell>
          <table:table-cell office:value-type="float" office:value="23">
            <text:p>23</text:p>
          </table:table-cell>
          <table:table-cell table:number-columns-repeated="6"/>
          <table:table-cell office:value-type="string">
            <text:p>rp</text:p>
          </table:table-cell>
        </table:table-row>
        <table:table-row table:style-name="ro2">
          <table:table-cell table:style-name="ce7" office:value-type="float" office:value="0.01">
            <text:p>0.01</text:p>
          </table:table-cell>
          <table:table-cell office:value-type="float" office:value="54">
            <text:p>54</text:p>
          </table:table-cell>
          <table:table-cell office:value-type="float" office:value="12">
            <text:p>12</text:p>
          </table:table-cell>
          <table:table-cell office:value-type="float" office:value="64">
            <text:p>64</text:p>
          </table:table-cell>
          <table:table-cell office:value-type="float" office:value="33">
            <text:p>33</text:p>
          </table:table-cell>
          <table:table-cell table:number-columns-repeated="6"/>
          <table:table-cell office:value-type="string">
            <text:p>spectral</text:p>
          </table:table-cell>
        </table:table-row>
        <table:table-row table:style-name="ro2">
          <table:table-cell table:style-name="ce7" office:value-type="float" office:value="0.05">
            <text:p>0.05</text:p>
          </table:table-cell>
          <table:table-cell office:value-type="float" office:value="68">
            <text:p>68</text:p>
          </table:table-cell>
          <table:table-cell office:value-type="float" office:value="10">
            <text:p>10</text:p>
          </table:table-cell>
          <table:table-cell office:value-type="float" office:value="71">
            <text:p>71</text:p>
          </table:table-cell>
          <table:table-cell office:value-type="float" office:value="32">
            <text:p>32</text:p>
          </table:table-cell>
          <table:table-cell table:number-columns-repeated="6"/>
          <table:table-cell office:value-type="string">
            <text:p>kd</text:p>
          </table:table-cell>
        </table:table-row>
        <table:table-row table:style-name="ro2">
          <table:table-cell table:style-name="ce7" office:value-type="float" office:value="0.1">
            <text:p>0.1</text:p>
          </table:table-cell>
          <table:table-cell office:value-type="float" office:value="70">
            <text:p>70</text:p>
          </table:table-cell>
          <table:table-cell office:value-type="float" office:value="18">
            <text:p>18</text:p>
          </table:table-cell>
          <table:table-cell office:value-type="float" office:value="76">
            <text:p>76</text:p>
          </table:table-cell>
          <table:table-cell office:value-type="float" office:value="40">
            <text:p>40</text:p>
          </table:table-cell>
          <table:table-cell table:number-columns-repeated="6"/>
          <table:table-cell office:value-type="string">
            <text:p>2means</text:p>
          </table:table-cell>
        </table:table-row>
        <table:table-row table:style-name="ro2">
          <table:table-cell table:style-name="ce7" office:value-type="float" office:value="0.15">
            <text:p>0.15</text:p>
          </table:table-cell>
          <table:table-cell office:value-type="float" office:value="84">
            <text:p>84</text:p>
          </table:table-cell>
          <table:table-cell office:value-type="float" office:value="18">
            <text:p>18</text:p>
          </table:table-cell>
          <table:table-cell office:value-type="float" office:value="91">
            <text:p>91</text:p>
          </table:table-cell>
          <table:table-cell office:value-type="float" office:value="58">
            <text:p>58</text:p>
          </table:table-cell>
          <table:table-cell table:number-columns-repeated="6"/>
          <table:table-cell office:value-type="string">
            <text:p>where</text:p>
          </table:table-cell>
        </table:table-row>
        <table:table-row table:style-name="ro2">
          <table:table-cell table:style-name="ce7" office:value-type="float" office:value="0.2">
            <text:p>0.2</text:p>
          </table:table-cell>
          <table:table-cell office:value-type="float" office:value="104">
            <text:p>104</text:p>
          </table:table-cell>
          <table:table-cell office:value-type="float" office:value="32">
            <text:p>32</text:p>
          </table:table-cell>
          <table:table-cell office:value-type="float" office:value="120">
            <text:p>120</text:p>
          </table:table-cell>
          <table:table-cell office:value-type="float" office:value="70">
            <text:p>70</text:p>
          </table:table-cell>
          <table:table-cell table:number-columns-repeated="6"/>
          <table:table-cell office:value-type="string">
            <text:p>entropic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96">
            <text:p>96</text:p>
          </table:table-cell>
          <table:table-cell office:value-type="float" office:value="47">
            <text:p>47</text:p>
          </table:table-cell>
          <table:table-cell office:value-type="float" office:value="125">
            <text:p>125</text:p>
          </table:table-cell>
          <table:table-cell office:value-type="float" office:value="83">
            <text:p>83</text:p>
          </table:table-cell>
          <table:table-cell table:number-columns-repeated="6"/>
          <table:table-cell office:value-type="string">
            <text:p>pca</text:p>
          </table:table-cell>
        </table:table-row>
        <table:table-row table:style-name="ro3">
          <table:table-cell table:style-name="Default" office:value-type="string">
            <text:p>total</text:p>
          </table:table-cell>
          <table:table-cell table:formula="of:=SUM([.B2:.B8])" office:value-type="float" office:value="530">
            <text:p>530</text:p>
          </table:table-cell>
          <table:table-cell table:formula="of:=SUM([.C2:.C8])" office:value-type="float" office:value="151">
            <text:p>151</text:p>
          </table:table-cell>
          <table:table-cell table:formula="of:=SUM([.D2:.D8])" office:value-type="float" office:value="604">
            <text:p>604</text:p>
          </table:table-cell>
          <table:table-cell table:formula="of:=SUM([.E2:.E8])" office:value-type="float" office:value="339">
            <text:p>339</text:p>
          </table:table-cell>
          <table:table-cell table:number-columns-repeated="7"/>
        </table:table-row>
        <table:table-row table:style-name="ro3">
          <table:table-cell table:style-name="Default"/>
          <table:table-cell table:number-columns-repeated="10"/>
          <table:table-cell office:value-type="float" office:value="0">
            <text:p>0</text:p>
          </table:table-cell>
        </table:table-row>
        <table:table-row table:style-name="ro1">
          <table:table-cell/>
          <table:table-cell table:style-name="ce8" office:value-type="string">
            <text:p>pd</text:p>
          </table:table-cell>
          <table:table-cell table:style-name="ce8" office:value-type="string">
            <text:p>pf</text:p>
          </table:table-cell>
          <table:table-cell table:style-name="ce8" office:value-type="string">
            <text:p>acc</text:p>
          </table:table-cell>
          <table:table-cell table:style-name="ce8" office:value-type="string">
            <text:p>prec</text:p>
          </table:table-cell>
          <table:table-cell table:number-columns-repeated="6"/>
          <table:table-cell office:value-type="float" office:value="0.01">
            <text:p>0.01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114">
            <text:p>114</text:p>
          </table:table-cell>
          <table:table-cell office:value-type="float" office:value="51">
            <text:p>51</text:p>
          </table:table-cell>
          <table:table-cell office:value-type="float" office:value="135">
            <text:p>135</text:p>
          </table:table-cell>
          <table:table-cell office:value-type="float" office:value="86">
            <text:p>86</text:p>
          </table:table-cell>
          <table:table-cell table:number-columns-repeated="6"/>
          <table:table-cell office:value-type="float" office:value="0.05">
            <text:p>0.05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106">
            <text:p>106</text:p>
          </table:table-cell>
          <table:table-cell office:value-type="float" office:value="29">
            <text:p>29</text:p>
          </table:table-cell>
          <table:table-cell office:value-type="float" office:value="129">
            <text:p>129</text:p>
          </table:table-cell>
          <table:table-cell office:value-type="float" office:value="74">
            <text:p>74</text:p>
          </table:table-cell>
          <table:table-cell table:number-columns-repeated="6"/>
          <table:table-cell office:value-type="float" office:value="0.1">
            <text:p>0.1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98">
            <text:p>98</text:p>
          </table:table-cell>
          <table:table-cell office:value-type="float" office:value="28">
            <text:p>28</text:p>
          </table:table-cell>
          <table:table-cell office:value-type="float" office:value="101">
            <text:p>101</text:p>
          </table:table-cell>
          <table:table-cell office:value-type="float" office:value="62">
            <text:p>62</text:p>
          </table:table-cell>
          <table:table-cell table:number-columns-repeated="6"/>
          <table:table-cell office:value-type="float" office:value="0.15">
            <text:p>0.15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109">
            <text:p>109</text:p>
          </table:table-cell>
          <table:table-cell office:value-type="float" office:value="19">
            <text:p>19</text:p>
          </table:table-cell>
          <table:table-cell office:value-type="float" office:value="115">
            <text:p>115</text:p>
          </table:table-cell>
          <table:table-cell office:value-type="float" office:value="53">
            <text:p>53</text:p>
          </table:table-cell>
          <table:table-cell table:number-columns-repeated="6"/>
          <table:table-cell office:value-type="float" office:value="0.2">
            <text:p>0.2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103">
            <text:p>103</text:p>
          </table:table-cell>
          <table:table-cell office:value-type="float" office:value="24">
            <text:p>24</text:p>
          </table:table-cell>
          <table:table-cell office:value-type="float" office:value="124">
            <text:p>124</text:p>
          </table:table-cell>
          <table:table-cell office:value-type="float" office:value="64">
            <text:p>64</text:p>
          </table:table-cell>
          <table:table-cell table:number-columns-repeated="6"/>
          <table:table-cell office:value-type="float" office:value="0.25">
            <text:p>0.25</text:p>
          </table:table-cell>
        </table:table-row>
        <table:table-row table:style-name="ro3">
          <table:table-cell table:style-name="Default" office:value-type="string">
            <text:p>total</text:p>
          </table:table-cell>
          <table:table-cell table:formula="of:=SUM([.B12:.B16])" office:value-type="float" office:value="530">
            <text:p>530</text:p>
          </table:table-cell>
          <table:table-cell table:formula="of:=SUM([.C12:.C16])" office:value-type="float" office:value="151">
            <text:p>151</text:p>
          </table:table-cell>
          <table:table-cell table:formula="of:=SUM([.D12:.D16])" office:value-type="float" office:value="604">
            <text:p>604</text:p>
          </table:table-cell>
          <table:table-cell table:formula="of:=SUM([.E12:.E16])" office:value-type="float" office:value="339">
            <text:p>339</text:p>
          </table:table-cell>
          <table:table-cell table:number-columns-repeated="7"/>
        </table:table-row>
        <table:table-row table:style-name="ro3">
          <table:table-cell table:style-name="Default"/>
          <table:table-cell table:number-columns-repeated="10"/>
          <table:table-cell office:value-type="float" office:value="5">
            <text:p>5</text:p>
          </table:table-cell>
        </table:table-row>
        <table:table-row table:style-name="ro1">
          <table:table-cell/>
          <table:table-cell table:style-name="ce8" office:value-type="string">
            <text:p>pd</text:p>
          </table:table-cell>
          <table:table-cell table:style-name="ce8" office:value-type="string">
            <text:p>pf</text:p>
          </table:table-cell>
          <table:table-cell table:style-name="ce8" office:value-type="string">
            <text:p>acc</text:p>
          </table:table-cell>
          <table:table-cell table:style-name="ce8" office:value-type="string">
            <text:p>prec</text:p>
          </table:table-cell>
          <table:table-cell table:number-columns-repeated="6"/>
          <table:table-cell office:value-type="float" office:value="7">
            <text:p>7</text:p>
          </table:table-cell>
        </table:table-row>
        <table:table-row table:style-name="ro3">
          <table:table-cell office:value-type="string">
            <text:p>2-means</text:p>
          </table:table-cell>
          <table:table-cell office:value-type="float" office:value="116">
            <text:p>116</text:p>
          </table:table-cell>
          <table:table-cell office:value-type="float" office:value="33">
            <text:p>33</text:p>
          </table:table-cell>
          <table:table-cell office:value-type="float" office:value="122">
            <text:p>122</text:p>
          </table:table-cell>
          <table:table-cell office:value-type="float" office:value="60">
            <text:p>60</text:p>
          </table:table-cell>
          <table:table-cell table:number-columns-repeated="6"/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entropic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11">
            <text:p>11</text:p>
          </table:table-cell>
          <table:table-cell table:number-columns-repeated="6"/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kd</text:p>
          </table:table-cell>
          <table:table-cell office:value-type="float" office:value="98">
            <text:p>98</text:p>
          </table:table-cell>
          <table:table-cell office:value-type="float" office:value="26">
            <text:p>26</text:p>
          </table:table-cell>
          <table:table-cell office:value-type="float" office:value="123">
            <text:p>123</text:p>
          </table:table-cell>
          <table:table-cell office:value-type="float" office:value="73">
            <text:p>73</text:p>
          </table:table-cell>
          <table:table-cell table:number-columns-repeated="6"/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pca</text:p>
          </table:table-cell>
          <table:table-cell office:value-type="float" office:value="113">
            <text:p>113</text:p>
          </table:table-cell>
          <table:table-cell office:value-type="float" office:value="49">
            <text:p>49</text:p>
          </table:table-cell>
          <table:table-cell office:value-type="float" office:value="142">
            <text:p>142</text:p>
          </table:table-cell>
          <table:table-cell office:value-type="float" office:value="73">
            <text:p>73</text:p>
          </table:table-cell>
          <table:table-cell table:number-columns-repeated="7"/>
        </table:table-row>
        <table:table-row table:style-name="ro3">
          <table:table-cell office:value-type="string">
            <text:p>random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office:value-type="float" office:value="20">
            <text:p>20</text:p>
          </table:table-cell>
          <table:table-cell table:number-columns-repeated="7"/>
        </table:table-row>
        <table:table-row table:style-name="ro1">
          <table:table-cell office:value-type="string">
            <text:p>rp</text:p>
          </table:table-cell>
          <table:table-cell office:value-type="float" office:value="96">
            <text:p>96</text:p>
          </table:table-cell>
          <table:table-cell office:value-type="float" office:value="25">
            <text:p>25</text:p>
          </table:table-cell>
          <table:table-cell office:value-type="float" office:value="97">
            <text:p>97</text:p>
          </table:table-cell>
          <table:table-cell office:value-type="float" office:value="62">
            <text:p>62</text:p>
          </table:table-cell>
          <table:table-cell table:number-columns-repeated="7"/>
        </table:table-row>
        <table:table-row table:style-name="ro3">
          <table:table-cell office:value-type="string">
            <text:p>spectral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7"/>
        </table:table-row>
        <table:table-row table:style-name="ro3">
          <table:table-cell office:value-type="string">
            <text:p>where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19">
            <text:p>19</text:p>
          </table:table-cell>
          <table:table-cell table:number-columns-repeated="7"/>
        </table:table-row>
        <table:table-row table:style-name="ro3">
          <table:table-cell table:style-name="Default" office:value-type="string">
            <text:p>total</text:p>
          </table:table-cell>
          <table:table-cell table:formula="of:=SUM([.B20:.B27])" office:value-type="float" office:value="530">
            <text:p>530</text:p>
          </table:table-cell>
          <table:table-cell table:formula="of:=SUM([.C20:.C27])" office:value-type="float" office:value="151">
            <text:p>151</text:p>
          </table:table-cell>
          <table:table-cell table:formula="of:=SUM([.D20:.D27])" office:value-type="float" office:value="604">
            <text:p>604</text:p>
          </table:table-cell>
          <table:table-cell table:formula="of:=SUM([.E20:.E27])" office:value-type="float" office:value="339">
            <text:p>339</text:p>
          </table:table-cell>
          <table:table-cell table:number-columns-repeated="7"/>
        </table:table-row>
      </table:table>
      <table:table table:name="Graphs" table:style-name="ta1" table:print="false">
        <table:table-column table:style-name="co1" table:number-columns-repeated="8" table:default-cell-style-name="Default"/>
        <table:table-row table:style-name="ro3">
          <table:table-cell>
            <draw:frame table:end-cell-address="Graphs.H20" table:end-x="0.0764in" table:end-y="0.1654in" draw:z-index="0" draw:style-name="gr1" draw:text-style-name="P1" svg:width="6.2988in" svg:height="3.5429in" svg:x="0.0004in" svg:y="0.0004in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7"/>
        </table:table-row>
        <table:table-row table:style-name="ro3" table:number-rows-repeated="6">
          <table:table-cell table:number-columns-repeated="8"/>
        </table:table-row>
        <table:table-row table:style-name="ro3">
          <table:table-cell table:number-columns-repeated="7"/>
          <table:table-cell>
            <draw:frame table:end-cell-address="Graphs.O27" table:end-x="0.0764in" table:end-y="0.1654in" draw:z-index="2" draw:style-name="gr1" draw:text-style-name="P1" svg:width="6.2988in" svg:height="3.5429in" svg:x="0.0008in" svg:y="0.0008in">
              <draw:object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3" table:number-rows-repeated="13">
          <table:table-cell table:number-columns-repeated="8"/>
        </table:table-row>
        <table:table-row table:style-name="ro3">
          <table:table-cell>
            <draw:frame table:end-cell-address="Graphs.H41" table:end-x="0.0764in" table:end-y="0.165in" draw:z-index="1" draw:style-name="gr1" draw:text-style-name="P1" svg:width="6.2988in" svg:height="3.5429in" svg:x="0.0004in" svg:y="0.0004in">
              <draw:object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1">11/01/2016</text:date>, <text:time>07:58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Hill</meta:initial-creator>
    <meta:creation-date>2016-10-31T14:19:01.01</meta:creation-date>
    <dc:date>2016-11-01T07:58:35.84</dc:date>
    <dc:creator>Andrew Hill</dc:creator>
    <meta:editing-duration>PT21M50S</meta:editing-duration>
    <meta:editing-cycles>4</meta:editing-cycles>
    <meta:generator>OpenOffice/4.1.1$Win32 OpenOffice.org_project/411m6$Build-9775</meta:generator>
    <meta:document-statistic meta:table-count="3" meta:cell-count="25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2">
      <style:chart-properties chart:link-data-style-to-source="fals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2">
      <style:chart-properties chart:link-data-style-to-source="fals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 style:data-style-name="N2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7" style:family="chart" style:data-style-name="N2">
      <style:chart-properties chart:link-data-style-to-source="false"/>
      <style:graphic-properties draw:stroke="none" draw:fill-color="#314004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5.377cm" svg:y="0.316cm" chart:style-name="ch2">
          <text:p>Frequency of Best Results</text:p>
        </chart:title>
        <chart:subtitle svg:x="1.924cm" svg:y="1.275cm" chart:style-name="ch3">
          <text:p>How Often Each Spill Level Was Ranked in the Top Scott-Knott Group</text:p>
        </chart:subtitle>
        <chart:legend chart:legend-position="end" svg:x="14.584cm" svg:y="2.616cm" style:legend-expansion="high" chart:style-name="ch4"/>
        <chart:plot-area chart:style-name="ch5" chart:data-source-has-labels="both" svg:x="1.358cm" svg:y="2.318cm" svg:width="12.586cm" svg:height="5.494cm">
          <chartooo:coordinate-region svg:x="2.27cm" svg:y="2.53cm" svg:width="11.674cm" svg:height="4.609cm"/>
          <chart:axis chart:dimension="x" chart:name="primary-x" chart:style-name="ch6" chartooo:axis-type="auto">
            <chartooo:date-scale/>
            <chart:title svg:x="6.959cm" svg:y="7.993cm" chart:style-name="ch7">
              <text:p>Measure</text:p>
            </chart:title>
            <chart:categories table:cell-range-address="local-table.$B$1:.$E$1"/>
          </chart:axis>
          <chart:axis chart:dimension="y" chart:name="primary-y" chart:style-name="ch8">
            <chart:title svg:x="0.451cm" svg:y="7.596cm" chart:style-name="ch9">
              <text:p>% results where method was best</text:p>
            </chart:title>
            <chart:grid chart:style-name="ch10" chart:class="major"/>
          </chart:axis>
          <chart:series chart:style-name="ch11" chart:values-cell-range-address="local-table.$B$2:.$E$2" chart:label-cell-address="local-table.$A$2" chart:class="chart:bar">
            <chart:data-point chart:repeated="4"/>
          </chart:series>
          <chart:series chart:style-name="ch12" chart:values-cell-range-address="local-table.$B$3:.$E$3" chart:label-cell-address="local-table.$A$3" chart:class="chart:bar">
            <chart:data-point chart:repeated="4"/>
          </chart:series>
          <chart:series chart:style-name="ch13" chart:values-cell-range-address="local-table.$B$4:.$E$4" chart:label-cell-address="local-table.$A$4" chart:class="chart:bar">
            <chart:data-point chart:repeated="4"/>
          </chart:series>
          <chart:series chart:style-name="ch14" chart:values-cell-range-address="local-table.$B$5:.$E$5" chart:label-cell-address="local-table.$A$5" chart:class="chart:bar">
            <chart:data-point chart:repeated="4"/>
          </chart:series>
          <chart:series chart:style-name="ch15" chart:values-cell-range-address="local-table.$B$6:.$E$6" chart:label-cell-address="local-table.$A$6" chart:class="chart:bar">
            <chart:data-point chart:repeated="4"/>
          </chart:series>
          <chart:series chart:style-name="ch16" chart:values-cell-range-address="local-table.$B$7:.$E$7" chart:label-cell-address="local-table.$A$7" chart:class="chart:bar">
            <chart:data-point chart:repeated="4"/>
          </chart:series>
          <chart:series chart:style-name="ch17" chart:values-cell-range-address="local-table.$B$8:.$E$8" chart:label-cell-address="local-table.$A$8" chart:class="chart:bar">
            <chart:data-point chart:repeated="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d</text:p>
              </table:table-cell>
              <table:table-cell office:value-type="string">
                <text:p>pf</text:p>
              </table:table-cell>
              <table:table-cell office:value-type="string">
                <text:p>acc</text:p>
              </table:table-cell>
              <table:table-cell office:value-type="string">
                <text:p>prec</text:p>
              </table:table-cell>
            </table:table-row>
          </table:table-header-rows>
          <table:table-rows>
            <table:table-row>
              <table:table-cell office:value-type="string">
                <text:p>0.00</text:p>
              </table:table-cell>
              <table:table-cell office:value-type="float" office:value="0.10188679245283">
                <text:p>0.10188679245283</text:p>
              </table:table-cell>
              <table:table-cell office:value-type="float" office:value="0.0927152317880795">
                <text:p>0.0927152317880795</text:p>
              </table:table-cell>
              <table:table-cell office:value-type="float" office:value="0.0943708609271523">
                <text:p>0.0943708609271523</text:p>
              </table:table-cell>
              <table:table-cell office:value-type="float" office:value="0.0678466076696165">
                <text:p>0.0678466076696165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0.10188679245283">
                <text:p>0.10188679245283</text:p>
              </table:table-cell>
              <table:table-cell office:value-type="float" office:value="0.0794701986754967">
                <text:p>0.0794701986754967</text:p>
              </table:table-cell>
              <table:table-cell office:value-type="float" office:value="0.105960264900662">
                <text:p>0.105960264900662</text:p>
              </table:table-cell>
              <table:table-cell office:value-type="float" office:value="0.0973451327433628">
                <text:p>0.0973451327433628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0.128301886792453">
                <text:p>0.128301886792453</text:p>
              </table:table-cell>
              <table:table-cell office:value-type="float" office:value="0.0662251655629139">
                <text:p>0.0662251655629139</text:p>
              </table:table-cell>
              <table:table-cell office:value-type="float" office:value="0.117549668874172">
                <text:p>0.117549668874172</text:p>
              </table:table-cell>
              <table:table-cell office:value-type="float" office:value="0.0943952802359882">
                <text:p>0.0943952802359882</text:p>
              </table:table-cell>
            </table:table-row>
            <table:table-row>
              <table:table-cell office:value-type="string">
                <text:p>0.10</text:p>
              </table:table-cell>
              <table:table-cell office:value-type="float" office:value="0.132075471698113">
                <text:p>0.132075471698113</text:p>
              </table:table-cell>
              <table:table-cell office:value-type="float" office:value="0.119205298013245">
                <text:p>0.119205298013245</text:p>
              </table:table-cell>
              <table:table-cell office:value-type="float" office:value="0.125827814569536">
                <text:p>0.125827814569536</text:p>
              </table:table-cell>
              <table:table-cell office:value-type="float" office:value="0.117994100294985">
                <text:p>0.117994100294985</text:p>
              </table:table-cell>
            </table:table-row>
            <table:table-row>
              <table:table-cell office:value-type="string">
                <text:p>0.15</text:p>
              </table:table-cell>
              <table:table-cell office:value-type="float" office:value="0.158490566037736">
                <text:p>0.158490566037736</text:p>
              </table:table-cell>
              <table:table-cell office:value-type="float" office:value="0.119205298013245">
                <text:p>0.119205298013245</text:p>
              </table:table-cell>
              <table:table-cell office:value-type="float" office:value="0.150662251655629">
                <text:p>0.150662251655629</text:p>
              </table:table-cell>
              <table:table-cell office:value-type="float" office:value="0.171091445427729">
                <text:p>0.171091445427729</text:p>
              </table:table-cell>
            </table:table-row>
            <table:table-row>
              <table:table-cell office:value-type="string">
                <text:p>0.20</text:p>
              </table:table-cell>
              <table:table-cell office:value-type="float" office:value="0.19622641509434">
                <text:p>0.19622641509434</text:p>
              </table:table-cell>
              <table:table-cell office:value-type="float" office:value="0.211920529801324">
                <text:p>0.211920529801324</text:p>
              </table:table-cell>
              <table:table-cell office:value-type="float" office:value="0.198675496688742">
                <text:p>0.198675496688742</text:p>
              </table:table-cell>
              <table:table-cell office:value-type="float" office:value="0.206489675516224">
                <text:p>0.206489675516224</text:p>
              </table:table-cell>
            </table:table-row>
            <table:table-row>
              <table:table-cell office:value-type="string">
                <text:p>0.25</text:p>
              </table:table-cell>
              <table:table-cell office:value-type="float" office:value="0.181132075471698">
                <text:p>0.181132075471698</text:p>
              </table:table-cell>
              <table:table-cell office:value-type="float" office:value="0.311258278145695">
                <text:p>0.311258278145695</text:p>
              </table:table-cell>
              <table:table-cell office:value-type="float" office:value="0.206953642384106">
                <text:p>0.206953642384106</text:p>
              </table:table-cell>
              <table:table-cell office:value-type="float" office:value="0.244837758112094">
                <text:p>0.2448377581120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fals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2">
      <style:chart-properties chart:link-data-style-to-source="fals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4.358cm" svg:y="0.316cm" chart:style-name="ch2">
          <text:p>Relative Performance of Tree Depths</text:p>
        </chart:title>
        <chart:legend chart:legend-position="end" svg:x="14.875cm" svg:y="3.14cm" style:legend-expansion="high" chart:style-name="ch3"/>
        <chart:plot-area chart:style-name="ch4" chart:data-source-has-labels="both" svg:x="1.358cm" svg:y="1.635cm" svg:width="12.877cm" svg:height="6.177cm">
          <chartooo:coordinate-region svg:x="2.27cm" svg:y="1.847cm" svg:width="11.965cm" svg:height="5.292cm"/>
          <chart:axis chart:dimension="x" chart:name="primary-x" chart:style-name="ch5" chartooo:axis-type="auto">
            <chartooo:date-scale/>
            <chart:title svg:x="7.011cm" svg:y="7.993cm" chart:style-name="ch6">
              <text:p>Measures</text:p>
            </chart:title>
            <chart:categories table:cell-range-address="local-table.$B$1:.$E$1"/>
          </chart:axis>
          <chart:axis chart:dimension="y" chart:name="primary-y" chart:style-name="ch7">
            <chart:title svg:x="0.451cm" svg:y="7.4cm" chart:style-name="ch8">
              <text:p>% Given Tree Depth Performed Best</text:p>
            </chart:title>
            <chart:grid chart:style-name="ch9" chart:class="major"/>
          </chart:axis>
          <chart:series chart:style-name="ch10" chart:values-cell-range-address="local-table.$B$2:.$E$2" chart:label-cell-address="local-table.$A$2" chart:class="chart:bar">
            <chart:data-point chart:repeated="4"/>
          </chart:series>
          <chart:series chart:style-name="ch11" chart:values-cell-range-address="local-table.$B$3:.$E$3" chart:label-cell-address="local-table.$A$3" chart:class="chart:bar">
            <chart:data-point chart:repeated="4"/>
          </chart:series>
          <chart:series chart:style-name="ch12" chart:values-cell-range-address="local-table.$B$4:.$E$4" chart:label-cell-address="local-table.$A$4" chart:class="chart:bar">
            <chart:data-point chart:repeated="4"/>
          </chart:series>
          <chart:series chart:style-name="ch13" chart:values-cell-range-address="local-table.$B$5:.$E$5" chart:label-cell-address="local-table.$A$5" chart:class="chart:bar">
            <chart:data-point chart:repeated="4"/>
          </chart:series>
          <chart:series chart:style-name="ch14" chart:values-cell-range-address="local-table.$B$6:.$E$6" chart:label-cell-address="local-table.$A$6" chart:class="chart:ba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d</text:p>
              </table:table-cell>
              <table:table-cell office:value-type="string">
                <text:p>pf</text:p>
              </table:table-cell>
              <table:table-cell office:value-type="string">
                <text:p>acc</text:p>
              </table:table-cell>
              <table:table-cell office:value-type="string">
                <text:p>prec</text:p>
              </table:table-cell>
            </table:table-row>
          </table:table-header-rows>
          <table:table-rows>
            <table:table-row>
              <table:table-cell office:value-type="string">
                <text:p>5</text:p>
              </table:table-cell>
              <table:table-cell office:value-type="float" office:value="0.215094339622641">
                <text:p>0.215094339622641</text:p>
              </table:table-cell>
              <table:table-cell office:value-type="float" office:value="0.337748344370861">
                <text:p>0.337748344370861</text:p>
              </table:table-cell>
              <table:table-cell office:value-type="float" office:value="0.223509933774834">
                <text:p>0.223509933774834</text:p>
              </table:table-cell>
              <table:table-cell office:value-type="float" office:value="0.253687315634218">
                <text:p>0.2536873156342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">
                <text:p>0.2</text:p>
              </table:table-cell>
              <table:table-cell office:value-type="float" office:value="0.19205298013245">
                <text:p>0.19205298013245</text:p>
              </table:table-cell>
              <table:table-cell office:value-type="float" office:value="0.213576158940397">
                <text:p>0.213576158940397</text:p>
              </table:table-cell>
              <table:table-cell office:value-type="float" office:value="0.218289085545723">
                <text:p>0.2182890855457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84905660377358">
                <text:p>0.184905660377358</text:p>
              </table:table-cell>
              <table:table-cell office:value-type="float" office:value="0.185430463576159">
                <text:p>0.185430463576159</text:p>
              </table:table-cell>
              <table:table-cell office:value-type="float" office:value="0.167218543046358">
                <text:p>0.167218543046358</text:p>
              </table:table-cell>
              <table:table-cell office:value-type="float" office:value="0.182890855457227">
                <text:p>0.1828908554572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05660377358491">
                <text:p>0.205660377358491</text:p>
              </table:table-cell>
              <table:table-cell office:value-type="float" office:value="0.125827814569536">
                <text:p>0.125827814569536</text:p>
              </table:table-cell>
              <table:table-cell office:value-type="float" office:value="0.190397350993377">
                <text:p>0.190397350993377</text:p>
              </table:table-cell>
              <table:table-cell office:value-type="float" office:value="0.156342182890855">
                <text:p>0.1563421828908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94339622641509">
                <text:p>0.194339622641509</text:p>
              </table:table-cell>
              <table:table-cell office:value-type="float" office:value="0.158940397350993">
                <text:p>0.158940397350993</text:p>
              </table:table-cell>
              <table:table-cell office:value-type="float" office:value="0.205298013245033">
                <text:p>0.205298013245033</text:p>
              </table:table-cell>
              <table:table-cell office:value-type="float" office:value="0.188790560471976">
                <text:p>0.1887905604719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fals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2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 style:data-style-name="N2">
      <style:chart-properties chart:link-data-style-to-source="false"/>
      <style:graphic-properties draw:stroke="none" draw:fill-color="#314004" dr3d:edge-rounding="5%"/>
      <style:text-properties fo:font-size="10pt" style:font-size-asian="10pt" style:font-size-complex="10pt"/>
    </style:style>
    <style:style style:name="ch16" style:family="chart" style:data-style-name="N2">
      <style:chart-properties chart:link-data-style-to-source="false"/>
      <style:graphic-properties draw:stroke="none" draw:fill-color="#aecf00" dr3d:edge-rounding="5%"/>
      <style:text-properties fo:font-size="10pt" style:font-size-asian="10pt" style:font-size-complex="10pt"/>
    </style:style>
    <style:style style:name="ch17" style:family="chart" style:data-style-name="N2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8" style:family="chart" style:data-style-name="N2">
      <style:chart-properties chart:link-data-style-to-source="false"/>
      <style:graphic-properties draw:stroke="none" draw:fill-color="#7e0021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4.781cm" svg:y="0.316cm" chart:style-name="ch2">
          <text:p>Relative Performance by Method</text:p>
        </chart:title>
        <chart:subtitle svg:x="3.577cm" svg:y="1.275cm" chart:style-name="ch3">
          <text:p>Percentage Membership in Best Scott-Knott Group</text:p>
        </chart:subtitle>
        <chart:legend chart:legend-position="end" svg:x="13.922cm" svg:y="2.354cm" style:legend-expansion="high" chart:style-name="ch4"/>
        <chart:plot-area chart:style-name="ch5" chart:data-source-has-labels="both" svg:x="1.358cm" svg:y="2.318cm" svg:width="11.924cm" svg:height="5.494cm">
          <chartooo:coordinate-region svg:x="2.27cm" svg:y="2.53cm" svg:width="11.012cm" svg:height="4.609cm"/>
          <chart:axis chart:dimension="x" chart:name="primary-x" chart:style-name="ch6" chartooo:axis-type="auto">
            <chartooo:date-scale/>
            <chart:title svg:x="6.628cm" svg:y="7.993cm" chart:style-name="ch7">
              <text:p>Measure</text:p>
            </chart:title>
            <chart:categories table:cell-range-address="local-table.$B$1:.$E$1"/>
          </chart:axis>
          <chart:axis chart:dimension="y" chart:name="primary-y" chart:style-name="ch8">
            <chart:title svg:x="0.451cm" svg:y="7.874cm" chart:style-name="ch9">
              <text:p>% Time Given Method Performed Best</text:p>
            </chart:title>
            <chart:grid chart:style-name="ch10" chart:class="major"/>
          </chart:axis>
          <chart:series chart:style-name="ch11" chart:values-cell-range-address="local-table.$B$2:.$E$2" chart:label-cell-address="local-table.$A$2" chart:class="chart:bar">
            <chart:data-point chart:repeated="4"/>
          </chart:series>
          <chart:series chart:style-name="ch12" chart:values-cell-range-address="local-table.$B$8:.$E$8" chart:label-cell-address="local-table.$A$8" chart:class="chart:bar">
            <chart:data-point chart:repeated="4"/>
          </chart:series>
          <chart:series chart:style-name="ch13" chart:values-cell-range-address="local-table.$B$3:.$E$3" chart:label-cell-address="local-table.$A$3" chart:class="chart:bar">
            <chart:data-point chart:repeated="4"/>
          </chart:series>
          <chart:series chart:style-name="ch14" chart:values-cell-range-address="local-table.$B$4:.$E$4" chart:label-cell-address="local-table.$A$4" chart:class="chart:bar">
            <chart:data-point chart:repeated="4"/>
          </chart:series>
          <chart:series chart:style-name="ch15" chart:values-cell-range-address="local-table.$B$9:.$E$9" chart:label-cell-address="local-table.$A$9" chart:class="chart:bar">
            <chart:data-point chart:repeated="4"/>
          </chart:series>
          <chart:series chart:style-name="ch16" chart:values-cell-range-address="local-table.$B$5:.$E$5" chart:label-cell-address="local-table.$A$5" chart:class="chart:bar">
            <chart:data-point chart:repeated="4"/>
          </chart:series>
          <chart:series chart:style-name="ch17" chart:values-cell-range-address="local-table.$B$6:.$E$6" chart:label-cell-address="local-table.$A$6" chart:class="chart:bar">
            <chart:data-point chart:repeated="4"/>
          </chart:series>
          <chart:series chart:style-name="ch18" chart:values-cell-range-address="local-table.$B$7:.$E$7" chart:label-cell-address="local-table.$A$7" chart:class="chart:bar">
            <chart:data-point chart:repeated="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d</text:p>
              </table:table-cell>
              <table:table-cell office:value-type="string">
                <text:p>pf</text:p>
              </table:table-cell>
              <table:table-cell office:value-type="string">
                <text:p>acc</text:p>
              </table:table-cell>
              <table:table-cell office:value-type="string">
                <text:p>prec</text:p>
              </table:table-cell>
            </table:table-row>
          </table:table-header-rows>
          <table:table-rows>
            <table:table-row>
              <table:table-cell office:value-type="string">
                <text:p>2-means</text:p>
              </table:table-cell>
              <table:table-cell office:value-type="float" office:value="0.218867924528302">
                <text:p>0.218867924528302</text:p>
              </table:table-cell>
              <table:table-cell office:value-type="float" office:value="0.218543046357616">
                <text:p>0.218543046357616</text:p>
              </table:table-cell>
              <table:table-cell office:value-type="float" office:value="0.201986754966887">
                <text:p>0.201986754966887</text:p>
              </table:table-cell>
              <table:table-cell office:value-type="float" office:value="0.176991150442478">
                <text:p>0.176991150442478</text:p>
              </table:table-cell>
            </table:table-row>
            <table:table-row>
              <table:table-cell office:value-type="string">
                <text:p>pca</text:p>
              </table:table-cell>
              <table:table-cell office:value-type="float" office:value="0.213207547169811">
                <text:p>0.213207547169811</text:p>
              </table:table-cell>
              <table:table-cell office:value-type="float" office:value="0.324503311258278">
                <text:p>0.324503311258278</text:p>
              </table:table-cell>
              <table:table-cell office:value-type="float" office:value="0.235099337748344">
                <text:p>0.235099337748344</text:p>
              </table:table-cell>
              <table:table-cell office:value-type="float" office:value="0.215339233038348">
                <text:p>0.215339233038348</text:p>
              </table:table-cell>
            </table:table-row>
            <table:table-row>
              <table:table-cell office:value-type="string">
                <text:p>rp</text:p>
              </table:table-cell>
              <table:table-cell office:value-type="float" office:value="0.181132075471698">
                <text:p>0.181132075471698</text:p>
              </table:table-cell>
              <table:table-cell office:value-type="float" office:value="0.165562913907285">
                <text:p>0.165562913907285</text:p>
              </table:table-cell>
              <table:table-cell office:value-type="float" office:value="0.160596026490066">
                <text:p>0.160596026490066</text:p>
              </table:table-cell>
              <table:table-cell office:value-type="float" office:value="0.182890855457227">
                <text:p>0.182890855457227</text:p>
              </table:table-cell>
            </table:table-row>
            <table:table-row>
              <table:table-cell office:value-type="string">
                <text:p>where</text:p>
              </table:table-cell>
              <table:table-cell office:value-type="float" office:value="0.0547169811320755">
                <text:p>0.0547169811320755</text:p>
              </table:table-cell>
              <table:table-cell office:value-type="float" office:value="0.033112582781457">
                <text:p>0.033112582781457</text:p>
              </table:table-cell>
              <table:table-cell office:value-type="float" office:value="0.0513245033112583">
                <text:p>0.0513245033112583</text:p>
              </table:table-cell>
              <table:table-cell office:value-type="float" office:value="0.056047197640118">
                <text:p>0.056047197640118</text:p>
              </table:table-cell>
            </table:table-row>
            <table:table-row>
              <table:table-cell office:value-type="string">
                <text:p>entropic</text:p>
              </table:table-cell>
              <table:table-cell office:value-type="float" office:value="0.0566037735849057">
                <text:p>0.0566037735849057</text:p>
              </table:table-cell>
              <table:table-cell office:value-type="float" office:value="0.0198675496688742">
                <text:p>0.0198675496688742</text:p>
              </table:table-cell>
              <table:table-cell office:value-type="float" office:value="0.0463576158940397">
                <text:p>0.0463576158940397</text:p>
              </table:table-cell>
              <table:table-cell office:value-type="float" office:value="0.0324483775811209">
                <text:p>0.0324483775811209</text:p>
              </table:table-cell>
            </table:table-row>
            <table:table-row>
              <table:table-cell office:value-type="string">
                <text:p>random</text:p>
              </table:table-cell>
              <table:table-cell office:value-type="float" office:value="0.0471698113207547">
                <text:p>0.0471698113207547</text:p>
              </table:table-cell>
              <table:table-cell office:value-type="float" office:value="0.0264900662251656">
                <text:p>0.0264900662251656</text:p>
              </table:table-cell>
              <table:table-cell office:value-type="float" office:value="0.0562913907284768">
                <text:p>0.0562913907284768</text:p>
              </table:table-cell>
              <table:table-cell office:value-type="float" office:value="0.0589970501474926">
                <text:p>0.0589970501474926</text:p>
              </table:table-cell>
            </table:table-row>
            <table:table-row>
              <table:table-cell office:value-type="string">
                <text:p>kd</text:p>
              </table:table-cell>
              <table:table-cell office:value-type="float" office:value="0.184905660377358">
                <text:p>0.184905660377358</text:p>
              </table:table-cell>
              <table:table-cell office:value-type="float" office:value="0.172185430463576">
                <text:p>0.172185430463576</text:p>
              </table:table-cell>
              <table:table-cell office:value-type="float" office:value="0.20364238410596">
                <text:p>0.20364238410596</text:p>
              </table:table-cell>
              <table:table-cell office:value-type="float" office:value="0.215339233038348">
                <text:p>0.215339233038348</text:p>
              </table:table-cell>
            </table:table-row>
            <table:table-row>
              <table:table-cell office:value-type="string">
                <text:p>spectral</text:p>
              </table:table-cell>
              <table:table-cell office:value-type="float" office:value="0.0433962264150943">
                <text:p>0.0433962264150943</text:p>
              </table:table-cell>
              <table:table-cell office:value-type="float" office:value="0.0397350993377483">
                <text:p>0.0397350993377483</text:p>
              </table:table-cell>
              <table:table-cell office:value-type="float" office:value="0.0447019867549669">
                <text:p>0.0447019867549669</text:p>
              </table:table-cell>
              <table:table-cell office:value-type="float" office:value="0.0619469026548673">
                <text:p>0.061946902654867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